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sum" table:style-name="ta1">
        <table:shapes>
          <draw:frame draw:z-index="0" draw:style-name="gr1" draw:text-style-name="P1" svg:width="453.51pt" svg:height="255.09pt" svg:x="290.15pt" svg:y="2.83pt">
            <loext:p draw:notify-on-update-of-ranges="avg_sum.C1:avg_sum.C100 avg_sum.D1:avg_sum.D100 avg_sum.C1:avg_sum.C100 avg_sum.E1:avg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9.2082608125042" calcext:value-type="float">
            <text:p>9.2082608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9.2696862647322" calcext:value-type="float">
            <text:p>9.26968626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11.127597047539" calcext:value-type="float">
            <text:p>11.12759704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9.7701596529638" calcext:value-type="float">
            <text:p>9.7701596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9.9553800538504" calcext:value-type="float">
            <text:p>9.95538005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10.931746705739" calcext:value-type="float">
            <text:p>10.93174670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9.4695121910442" calcext:value-type="float">
            <text:p>9.469512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10.677221021331" calcext:value-type="float">
            <text:p>10.6772210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10.442847150035" calcext:value-type="float">
            <text:p>10.442847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9.8628236934918" calcext:value-type="float">
            <text:p>9.86282369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9.7298005338837" calcext:value-type="float">
            <text:p>9.72980053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11.729902486216" calcext:value-type="float">
            <text:p>11.72990248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10.706357601411" calcext:value-type="float">
            <text:p>10.70635760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10.087107498721" calcext:value-type="float">
            <text:p>10.08710749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8.9618023440967" calcext:value-type="float">
            <text:p>8.96180234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8.9765159231739" calcext:value-type="float">
            <text:p>8.97651592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8.163904323463" calcext:value-type="float">
            <text:p>8.16390432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10.470390544361" calcext:value-type="float">
            <text:p>10.47039054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9.2303364379748" calcext:value-type="float">
            <text:p>9.2303364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885" calcext:value-type="float">
            <text:p>12885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10.626554721811" calcext:value-type="float">
            <text:p>10.62655472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349" calcext:value-type="float">
            <text:p>13349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9.0929631314886" calcext:value-type="float">
            <text:p>9.09296313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813" calcext:value-type="float">
            <text:p>13813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10.263552516593" calcext:value-type="float">
            <text:p>10.26355251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277" calcext:value-type="float">
            <text:p>14277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10.817751691695" calcext:value-type="float">
            <text:p>10.81775169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741" calcext:value-type="float">
            <text:p>14741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11.227429285135" calcext:value-type="float">
            <text:p>11.2274292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205" calcext:value-type="float">
            <text:p>15205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10.372008740632" calcext:value-type="float">
            <text:p>10.3720087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669" calcext:value-type="float">
            <text:p>15669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10.042826763115" calcext:value-type="float">
            <text:p>10.04282676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133" calcext:value-type="float">
            <text:p>16133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8.9231407040173" calcext:value-type="float">
            <text:p>8.923140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597" calcext:value-type="float">
            <text:p>16597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10.168625545147" calcext:value-type="float">
            <text:p>10.1686255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061" calcext:value-type="float">
            <text:p>17061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10.006309533075" calcext:value-type="float">
            <text:p>10.00630953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543" calcext:value-type="float">
            <text:p>18543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10.130043815884" calcext:value-type="float">
            <text:p>10.13004381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009" calcext:value-type="float">
            <text:p>19009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10.299875316211" calcext:value-type="float">
            <text:p>10.29987531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473" calcext:value-type="float">
            <text:p>19473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9.4806660612315" calcext:value-type="float">
            <text:p>9.48066606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937" calcext:value-type="float">
            <text:p>19937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10.026333881361" calcext:value-type="float">
            <text:p>10.02633388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401" calcext:value-type="float">
            <text:p>20401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10.447606962772" calcext:value-type="float">
            <text:p>10.44760696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865" calcext:value-type="float">
            <text:p>20865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11.320351597673" calcext:value-type="float">
            <text:p>11.3203515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329" calcext:value-type="float">
            <text:p>21329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9.7927193905091" calcext:value-type="float">
            <text:p>9.79271939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793" calcext:value-type="float">
            <text:p>21793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10.253143442817" calcext:value-type="float">
            <text:p>10.25314344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257" calcext:value-type="float">
            <text:p>22257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11.043709274282" calcext:value-type="float">
            <text:p>11.04370927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721" calcext:value-type="float">
            <text:p>22721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9.5267005724641" calcext:value-type="float">
            <text:p>9.52670057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185" calcext:value-type="float">
            <text:p>23185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10.512780423773" calcext:value-type="float">
            <text:p>10.51278042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638" calcext:value-type="float">
            <text:p>25638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10.436991463677" calcext:value-type="float">
            <text:p>10.43699146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863" calcext:value-type="float">
            <text:p>26863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10.006696410464" calcext:value-type="float">
            <text:p>10.00669641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327" calcext:value-type="float">
            <text:p>27327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9.8261640963725" calcext:value-type="float">
            <text:p>9.82616409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791" calcext:value-type="float">
            <text:p>27791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9.8468458439433" calcext:value-type="float">
            <text:p>9.84684584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255" calcext:value-type="float">
            <text:p>28255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10.100113475479" calcext:value-type="float">
            <text:p>10.10011347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719" calcext:value-type="float">
            <text:p>28719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9.8388188001226" calcext:value-type="float">
            <text:p>9.83881880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183" calcext:value-type="float">
            <text:p>29183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9.8537943538495" calcext:value-type="float">
            <text:p>9.853794353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647" calcext:value-type="float">
            <text:p>29647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9.7002881512285" calcext:value-type="float">
            <text:p>9.70028815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111" calcext:value-type="float">
            <text:p>30111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10.717849276097" calcext:value-type="float">
            <text:p>10.71784927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575" calcext:value-type="float">
            <text:p>30575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10.049721711878" calcext:value-type="float">
            <text:p>10.04972171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039" calcext:value-type="float">
            <text:p>31039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8.9960854714668" calcext:value-type="float">
            <text:p>8.99608547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503" calcext:value-type="float">
            <text:p>31503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9.4991040263986" calcext:value-type="float">
            <text:p>9.49910402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967" calcext:value-type="float">
            <text:p>31967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9.5367025656025" calcext:value-type="float">
            <text:p>9.53670256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431" calcext:value-type="float">
            <text:p>32431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10.555104504098" calcext:value-type="float">
            <text:p>10.55510450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895" calcext:value-type="float">
            <text:p>32895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11.903732991083" calcext:value-type="float">
            <text:p>11.90373299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359" calcext:value-type="float">
            <text:p>33359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10.764469971152" calcext:value-type="float">
            <text:p>10.76446997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823" calcext:value-type="float">
            <text:p>33823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10.478104209515" calcext:value-type="float">
            <text:p>10.4781042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287" calcext:value-type="float">
            <text:p>34287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8.8442975591443" calcext:value-type="float">
            <text:p>8.84429755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751" calcext:value-type="float">
            <text:p>34751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9.3648836070199" calcext:value-type="float">
            <text:p>9.3648836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267" calcext:value-type="float">
            <text:p>36267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8.9434365120647" calcext:value-type="float">
            <text:p>8.94343651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761" calcext:value-type="float">
            <text:p>36761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9.8882353321869" calcext:value-type="float">
            <text:p>9.8882353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225" calcext:value-type="float">
            <text:p>37225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9.552008484372" calcext:value-type="float">
            <text:p>9.55200848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689" calcext:value-type="float">
            <text:p>37689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10.787820528773" calcext:value-type="float">
            <text:p>10.78782052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153" calcext:value-type="float">
            <text:p>38153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10.213242953136" calcext:value-type="float">
            <text:p>10.21324295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617" calcext:value-type="float">
            <text:p>38617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9.3306650071338" calcext:value-type="float">
            <text:p>9.330665007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081" calcext:value-type="float">
            <text:p>39081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10.615278729045" calcext:value-type="float">
            <text:p>10.6152787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545" calcext:value-type="float">
            <text:p>39545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9.7223574865915" calcext:value-type="float">
            <text:p>9.72235748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009" calcext:value-type="float">
            <text:p>40009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9.825833963439" calcext:value-type="float">
            <text:p>9.825833963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473" calcext:value-type="float">
            <text:p>40473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8.8880996842337" calcext:value-type="float">
            <text:p>8.88809968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937" calcext:value-type="float">
            <text:p>40937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9.1968228301952" calcext:value-type="float">
            <text:p>9.19682283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401" calcext:value-type="float">
            <text:p>41401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10.066525064489" calcext:value-type="float">
            <text:p>10.06652506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865" calcext:value-type="float">
            <text:p>41865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10.116151570355" calcext:value-type="float">
            <text:p>10.116151570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329" calcext:value-type="float">
            <text:p>42329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9.9565283412893" calcext:value-type="float">
            <text:p>9.95652834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793" calcext:value-type="float">
            <text:p>42793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10.39112371617" calcext:value-type="float">
            <text:p>10.39112371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257" calcext:value-type="float">
            <text:p>43257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8.8184077749779" calcext:value-type="float">
            <text:p>8.8184077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721" calcext:value-type="float">
            <text:p>43721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10.798467610602" calcext:value-type="float">
            <text:p>10.79846761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185" calcext:value-type="float">
            <text:p>44185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9.940933588338" calcext:value-type="float">
            <text:p>9.94093358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649" calcext:value-type="float">
            <text:p>44649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10.076047683467" calcext:value-type="float">
            <text:p>10.07604768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113" calcext:value-type="float">
            <text:p>45113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10.682348862367" calcext:value-type="float">
            <text:p>10.6823488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577" calcext:value-type="float">
            <text:p>45577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9.8573347180676" calcext:value-type="float">
            <text:p>9.85733471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6041" calcext:value-type="float">
            <text:p>46041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9.3777301615396" calcext:value-type="float">
            <text:p>9.3777301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296" calcext:value-type="float">
            <text:p>48296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10.184254349085" calcext:value-type="float">
            <text:p>10.18425434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521" calcext:value-type="float">
            <text:p>49521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11.581531614538" calcext:value-type="float">
            <text:p>11.58153161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85" calcext:value-type="float">
            <text:p>49985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9.9399532591981" calcext:value-type="float">
            <text:p>9.93995325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449" calcext:value-type="float">
            <text:p>50449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10.006955018022" calcext:value-type="float">
            <text:p>10.0069550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913" calcext:value-type="float">
            <text:p>50913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10.208005981774" calcext:value-type="float">
            <text:p>10.20800598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377" calcext:value-type="float">
            <text:p>51377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10.394513929258" calcext:value-type="float">
            <text:p>10.39451392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841" calcext:value-type="float">
            <text:p>51841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10.059899693615" calcext:value-type="float">
            <text:p>10.05989969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305" calcext:value-type="float">
            <text:p>52305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9.3565568487927" calcext:value-type="float">
            <text:p>9.35655684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3827" calcext:value-type="float">
            <text:p>53827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10.723741556215" calcext:value-type="float">
            <text:p>10.72374155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293" calcext:value-type="float">
            <text:p>54293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9.564500902048" calcext:value-type="float">
            <text:p>9.5645009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757" calcext:value-type="float">
            <text:p>54757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10.669784432544" calcext:value-type="float">
            <text:p>10.66978443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221" calcext:value-type="float">
            <text:p>55221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10.005466540139" calcext:value-type="float">
            <text:p>10.005466540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685" calcext:value-type="float">
            <text:p>55685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10.586324199591" calcext:value-type="float">
            <text:p>10.58632419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149" calcext:value-type="float">
            <text:p>56149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10.56085812652" calcext:value-type="float">
            <text:p>10.56085812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613" calcext:value-type="float">
            <text:p>56613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9.9485855912257" calcext:value-type="float">
            <text:p>9.94858559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077" calcext:value-type="float">
            <text:p>57077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10.560726096054" calcext:value-type="float">
            <text:p>10.56072609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541" calcext:value-type="float">
            <text:p>57541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10.402647176524" calcext:value-type="float">
            <text:p>10.40264717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005" calcext:value-type="float">
            <text:p>58005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10.49719376452" calcext:value-type="float">
            <text:p>10.49719376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469" calcext:value-type="float">
            <text:p>58469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9.5732052466174" calcext:value-type="float">
            <text:p>9.5732052466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47:32.836441981</dc:date>
    <meta:editing-duration>PT50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9cm" svg:y="0.315cm" chart:style-name="ch2">
          <text:p>Avg energy generation</text:p>
        </chart:title>
        <chart:subtitle svg:x="5.36cm" svg:y="1.286cm" chart:style-name="ch3">
          <text:p>(system overviw-hidden alert)</text:p>
        </chart:subtitle>
        <chart:legend chart:legend-position="end" svg:x="13.114cm" svg:y="3.925cm" style:legend-expansion="high" chart:style-name="ch4"/>
        <chart:plot-area chart:style-name="ch5" table:cell-range-address="avg_sum.C1:avg_sum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sum.D1:avg_sum.D100" loext:label-string="avg" chart:class="chart:scatter">
            <chart:domain table:cell-range-address="avg_sum.C1:avg_sum.C100"/>
            <chart:data-point chart:repeated="100"/>
          </chart:series>
          <chart:series chart:style-name="ch9" chart:values-cell-range-address="avg_sum.E1:avg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sum.C1:avg_sum.C100</svg:desc>
                </draw:g>
              </table:table-cell>
              <table:table-cell office:value-type="float" office:value="9.2082608125042">
                <text:p>9.2082608125042</text:p>
                <draw:g>
                  <svg:desc>avg_sum.D1:avg_sum.D100</svg:desc>
                </draw:g>
              </table:table-cell>
              <table:table-cell office:value-type="float" office:value="25">
                <text:p>25</text:p>
                <draw:g>
                  <svg:desc>avg_sum.E1:avg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9.2696862647322">
                <text:p>9.26968626473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11.127597047539">
                <text:p>11.1275970475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9.7701596529638">
                <text:p>9.77015965296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9.9553800538504">
                <text:p>9.95538005385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10.931746705739">
                <text:p>10.9317467057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9.4695121910442">
                <text:p>9.4695121910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10.677221021331">
                <text:p>10.6772210213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10.442847150035">
                <text:p>10.4428471500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9.8628236934918">
                <text:p>9.86282369349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9.7298005338837">
                <text:p>9.72980053388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11.729902486216">
                <text:p>11.7299024862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10.706357601411">
                <text:p>10.7063576014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10.087107498721">
                <text:p>10.0871074987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8.9618023440967">
                <text:p>8.96180234409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8.9765159231739">
                <text:p>8.97651592317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8.163904323463">
                <text:p>8.16390432346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10.470390544361">
                <text:p>10.4703905443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9.2303364379748">
                <text:p>9.23033643797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10.626554721811">
                <text:p>10.6265547218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9.0929631314886">
                <text:p>9.09296313148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10.263552516593">
                <text:p>10.2635525165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10.817751691695">
                <text:p>10.8177516916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11.227429285135">
                <text:p>11.227429285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10.372008740632">
                <text:p>10.3720087406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10.042826763115">
                <text:p>10.042826763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8.9231407040173">
                <text:p>8.9231407040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10.168625545147">
                <text:p>10.1686255451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10.006309533075">
                <text:p>10.0063095330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10.130043815884">
                <text:p>10.1300438158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10.299875316211">
                <text:p>10.2998753162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9.4806660612315">
                <text:p>9.4806660612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10.026333881361">
                <text:p>10.0263338813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10.447606962772">
                <text:p>10.4476069627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11.320351597673">
                <text:p>11.3203515976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9.7927193905091">
                <text:p>9.79271939050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10.253143442817">
                <text:p>10.2531434428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11.043709274282">
                <text:p>11.0437092742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9.5267005724641">
                <text:p>9.52670057246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10.512780423773">
                <text:p>10.5127804237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10.436991463677">
                <text:p>10.4369914636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10.006696410464">
                <text:p>10.006696410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9.8261640963725">
                <text:p>9.82616409637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9.8468458439433">
                <text:p>9.84684584394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10.100113475479">
                <text:p>10.1001134754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9.8388188001226">
                <text:p>9.83881880012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9.8537943538495">
                <text:p>9.85379435384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9.7002881512285">
                <text:p>9.70028815122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10.717849276097">
                <text:p>10.7178492760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10.049721711878">
                <text:p>10.0497217118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8.9960854714668">
                <text:p>8.99608547146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9.4991040263986">
                <text:p>9.49910402639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9.5367025656025">
                <text:p>9.53670256560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10.555104504098">
                <text:p>10.555104504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11.903732991083">
                <text:p>11.9037329910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10.764469971152">
                <text:p>10.7644699711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10.478104209515">
                <text:p>10.478104209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8.8442975591443">
                <text:p>8.84429755914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9.3648836070199">
                <text:p>9.36488360701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8.9434365120647">
                <text:p>8.94343651206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9.8882353321869">
                <text:p>9.88823533218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9.552008484372">
                <text:p>9.5520084843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10.787820528773">
                <text:p>10.7878205287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10.213242953136">
                <text:p>10.2132429531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9.3306650071338">
                <text:p>9.3306650071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10.615278729045">
                <text:p>10.6152787290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9.7223574865915">
                <text:p>9.72235748659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9.825833963439">
                <text:p>9.8258339634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8.8880996842337">
                <text:p>8.8880996842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9.1968228301952">
                <text:p>9.19682283019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10.066525064489">
                <text:p>10.0665250644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10.116151570355">
                <text:p>10.116151570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9.9565283412893">
                <text:p>9.95652834128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10.39112371617">
                <text:p>10.391123716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8.8184077749779">
                <text:p>8.81840777497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10.798467610602">
                <text:p>10.7984676106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9.940933588338">
                <text:p>9.9409335883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10.076047683467">
                <text:p>10.0760476834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10.682348862367">
                <text:p>10.6823488623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9.8573347180676">
                <text:p>9.857334718067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9.3777301615396">
                <text:p>9.37773016153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10.184254349085">
                <text:p>10.1842543490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11.581531614538">
                <text:p>11.5815316145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9.9399532591981">
                <text:p>9.93995325919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10.006955018022">
                <text:p>10.0069550180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10.208005981774">
                <text:p>10.2080059817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10.394513929258">
                <text:p>10.3945139292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10.059899693615">
                <text:p>10.059899693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9.3565568487927">
                <text:p>9.3565568487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10.723741556215">
                <text:p>10.723741556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9.564500902048">
                <text:p>9.56450090204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10.669784432544">
                <text:p>10.66978443254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10.005466540139">
                <text:p>10.00546654013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10.586324199591">
                <text:p>10.5863241995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10.56085812652">
                <text:p>10.560858126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9.9485855912257">
                <text:p>9.94858559122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10.560726096054">
                <text:p>10.5607260960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10.402647176524">
                <text:p>10.4026471765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10.49719376452">
                <text:p>10.497193764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9.5732052466174">
                <text:p>9.5732052466174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